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94e5" officeooo:paragraph-rsid="001394e5"/>
    </style:style>
    <style:style style:name="P2" style:family="paragraph" style:parent-style-name="Standard">
      <style:text-properties officeooo:rsid="001427b7" officeooo:paragraph-rsid="001427b7"/>
    </style:style>
    <style:style style:name="P3" style:family="paragraph" style:parent-style-name="Standard">
      <style:text-properties officeooo:rsid="00151895" officeooo:paragraph-rsid="00151895"/>
    </style:style>
    <style:style style:name="P4" style:family="paragraph" style:parent-style-name="Standard">
      <style:text-properties officeooo:rsid="0015ce53" officeooo:paragraph-rsid="0015ce53"/>
    </style:style>
    <style:style style:name="P5" style:family="paragraph" style:parent-style-name="Standard">
      <style:text-properties officeooo:rsid="00168320" officeooo:paragraph-rsid="00168320"/>
    </style:style>
    <style:style style:name="P6" style:family="paragraph" style:parent-style-name="Standard" style:list-style-name="L1">
      <style:text-properties officeooo:rsid="00151895" officeooo:paragraph-rsid="00151895"/>
    </style:style>
    <style:style style:name="P7" style:family="paragraph" style:parent-style-name="Standard" style:list-style-name="L1">
      <style:text-properties officeooo:rsid="0015ce53" officeooo:paragraph-rsid="0015ce53"/>
    </style:style>
    <style:style style:name="P8" style:family="paragraph" style:parent-style-name="Standard" style:list-style-name="L2">
      <style:text-properties officeooo:rsid="00168320" officeooo:paragraph-rsid="00168320"/>
    </style:style>
    <style:style style:name="P9" style:family="paragraph" style:parent-style-name="Standard" style:list-style-name="L2">
      <style:text-properties officeooo:rsid="001a3a42" officeooo:paragraph-rsid="001a3a42"/>
    </style:style>
    <style:style style:name="P10" style:family="paragraph" style:parent-style-name="Standard">
      <style:text-properties officeooo:rsid="001a3a42" officeooo:paragraph-rsid="001a3a42"/>
    </style:style>
    <style:style style:name="P11" style:family="paragraph" style:parent-style-name="Standard">
      <style:text-properties officeooo:rsid="001b8c48" officeooo:paragraph-rsid="001b8c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ojživelníci</text:p>
      <text:p text:style-name="P2">Vyvinutější koncový mozek</text:p>
      <text:p text:style-name="P2">Velmi rozvinutý zrak</text:p>
      <text:p text:style-name="P2">Pulci mají postranní čáru</text:p>
      <text:p text:style-name="P2">2 individuální oběhy krve</text:p>
      <text:p text:style-name="P2">Malý plicní oběh, který ústí do levé síně, a velký tělní do pravé síně, komora je společná</text:p>
      <text:p text:style-name="P3">Mají kostěnou kostru, 9 – 63 obratlů, Urostyl → to je něco jako pánev, nemají žebra (až na čolkovité, ale mají hrudní kost, mají 4/5 prstů</text:p>
      <text:p text:style-name="P3">Mají vyvinutější svaly, s více různými částmi</text:p>
      <text:list xml:id="list480702928009728962" text:style-name="L1">
        <text:list-item>
          <text:p text:style-name="P6">Rozmnožování</text:p>
          <text:list>
            <text:list-item>
              <text:p text:style-name="P6">Po rýhování se vyvinou plíce, a u ocasatých se nejdřív vyvinou přední končetiny a vnější žábry postupně mizí</text:p>
              <text:list>
                <text:list-item>
                  <text:p text:style-name="P6">U bezocasých se jako první vyvinou zadní končetiny a ocásek postupně mizí</text:p>
                </text:list-item>
                <text:list-item>
                  <text:p text:style-name="P7">Neotenie → Schopnost larvy se pohlavně rozmnožovat</text:p>
                </text:list-item>
              </text:list>
            </text:list-item>
          </text:list>
        </text:list-item>
      </text:list>
      <text:p text:style-name="P4">Ocasatí, Beznozí, Bezocasí</text:p>
      <text:p text:style-name="P5">Bezocasí → Žáby</text:p>
      <text:list xml:id="list918628048400869355" text:style-name="L2">
        <text:list-item>
          <text:p text:style-name="P8">Skokanovití</text:p>
          <text:list>
            <text:list-item>
              <text:p text:style-name="P8">Skokan hnědý, skokan skřehotavý, skokan krátkonohý (mění barvu při páření do modra), skokan zelený je kříženec</text:p>
            </text:list-item>
            <text:list-item>
              <text:p text:style-name="P8">Zdržují se u vody</text:p>
            </text:list-item>
          </text:list>
        </text:list-item>
        <text:list-item>
          <text:p text:style-name="P8">Ropuchovití</text:p>
          <text:list>
            <text:list-item>
              <text:p text:style-name="P8">Vyhledávají vlhká stanoviště, ale vodu jen při páření</text:p>
            </text:list-item>
            <text:list-item>
              <text:p text:style-name="P8">Ropucha obecná (podélné zornice), ropucha obecná, ropucha zelená, ropucha obrovská (Brazílie, loví i myši), nosatka panamská (jedovatá, ohrožená), atelopus venezuelský</text:p>
            </text:list-item>
          </text:list>
        </text:list-item>
        <text:list-item>
          <text:p text:style-name="P8">Rosničkovití</text:p>
          <text:list>
            <text:list-item>
              <text:p text:style-name="P8">Spíše v tropickém pásu</text:p>
            </text:list-item>
            <text:list-item>
              <text:p text:style-name="P8">svislé/kulaté zornice, přísavky na konci prstů</text:p>
            </text:list-item>
            <text:list-item>
              <text:p text:style-name="P8">rosnička zelená, listovnice červenooká, otylka krátkohlavá (parosničkovití), kuňky(trojúhelníková panenka) → Břicho do žluta (žlutobřichá) nebo do červena (obecná)</text:p>
            </text:list-item>
          </text:list>
        </text:list-item>
        <text:list-item>
          <text:p text:style-name="P9">Blatnicovití</text:p>
          <text:list>
            <text:list-item>
              <text:p text:style-name="P9">blatnice skvrnitá</text:p>
              <text:list>
                <text:list-item>
                  <text:p text:style-name="P9">Pokud pulci nestihnou dorůst, dorůstají až velikosti ryb</text:p>
                </text:list-item>
              </text:list>
            </text:list-item>
          </text:list>
        </text:list-item>
        <text:list-item>
          <text:p text:style-name="P9">Létavovití</text:p>
          <text:list>
            <text:list-item>
              <text:p text:style-name="P9">Pasivní let</text:p>
            </text:list-item>
          </text:list>
        </text:list-item>
        <text:list-item>
          <text:p text:style-name="P9">Pipovití</text:p>
          <text:list>
            <text:list-item>
              <text:p text:style-name="P9">Drápatka vodní</text:p>
              <text:list>
                <text:list-item>
                  <text:p text:style-name="P9">Laboratorní zvíře</text:p>
                </text:list-item>
              </text:list>
            </text:list-item>
          </text:list>
        </text:list-item>
        <text:list-item>
          <text:p text:style-name="P9">Rohatkovití</text:p>
          <text:list>
            <text:list-item>
              <text:p text:style-name="P9">Rohatka ozdobná</text:p>
              <text:list>
                <text:list-item>
                  <text:p text:style-name="P9">Dost velká žába</text:p>
                </text:list-item>
              </text:list>
            </text:list-item>
            <text:list-item>
              <text:p text:style-name="P9">Rohatka brazilská</text:p>
            </text:list-item>
          </text:list>
        </text:list-item>
        <text:list-item>
          <text:p text:style-name="P9">Pralesničkovití</text:p>
          <text:list>
            <text:list-item>
              <text:p text:style-name="P9">Velmi jedovaté žáby s kardio a neuro toxinem</text:p>
            </text:list-item>
            <text:list-item>
              <text:p text:style-name="P9">Využívány pro otrávené foukačky</text:p>
            </text:list-item>
          </text:list>
        </text:list-item>
      </text:list>
      <text:p text:style-name="P10"/>
      <text:p text:style-name="P11">Ocasatí</text:p>
      <text:p text:style-name="P11"><text:s/>→ Toť domácí úko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3:48:05.399326957</meta:creation-date>
    <meta:editing-duration>PT58S</meta:editing-duration>
    <meta:editing-cycles>3</meta:editing-cycles>
    <meta:generator>LibreOffice/5.1.6.2$Linux_x86 LibreOffice_project/10m0$Build-2</meta:generator>
    <dc:date>2018-10-02T10:01:05.698121192</dc:date>
    <meta:document-statistic meta:table-count="0" meta:image-count="0" meta:object-count="0" meta:page-count="1" meta:paragraph-count="41" meta:word-count="261" meta:character-count="1624" meta:non-whitespace-character-count="1431"/>
  </office:meta>
</office:document-meta>
</file>